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Java – Group Core Project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ur task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database model</text:p>
                <text:list>
                  <text:list-item>
                    <text:p>Create UML diagram</text:p>
                  </text:list-item>
                </text:list>
              </text:list-item>
              <text:list-item>
                <text:p>Create actual database</text:p>
                <text:list>
                  <text:list-item>
                    <text:p>Create all tables with primary keys, foreign keys etc.</text:p>
                  </text:list-item>
                  <text:list-item>
                    <text:p>Set relations between tables</text:p>
                  </text:list-item>
                  <text:list-item>
                    <text:p>Insert dummy data</text:p>
                  </text:list-item>
                  <text:list-item>
                    <text:p>Test if database is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Our task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eate JavaFX application</text:p>
                <text:list>
                  <text:list-item>
                    <text:p>Teacher view</text:p>
                  </text:list-item>
                  <text:list-item>
                    <text:p>Student view</text:p>
                  </text:list-item>
                  <text:list-item>
                    <text:p>Class view</text:p>
                  </text:list-item>
                  <text:list-item>
                    <text:p>Assign grade function</text:p>
                  </text:list-item>
                  <text:list-item>
                    <text:p>Create student report function</text:p>
                  </text:list-item>
                </text:list>
              </text:list-item>
              <text:list-item>
                <text:p>Create Spring Boot application</text:p>
                <text:list>
                  <text:list-item>
                    <text:p>(Register)</text:p>
                  </text:list-item>
                  <text:list-item>
                    <text:p>Login</text:p>
                  </text:list-item>
                  <text:list-item>
                    <text:p>Display class data for specific s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ools for organisa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rello</text:p>
              </text:list-item>
              <text:list-item>
                <text:p>Whats Ap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3">Thank you for your attention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p text:style-name="P3"/>
            <text:p text:style-name="P3"/>
            <text:p text:style-name="P3"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1:43:57.827963383</meta:creation-date>
    <meta:editing-duration>PT25S</meta:editing-duration>
    <meta:editing-cycles>2</meta:editing-cycles>
    <meta:generator>LibreOffice/6.0.7.3$Linux_X86_64 LibreOffice_project/00m0$Build-3</meta:generator>
    <dc:title>Classy Red</dc:title>
    <dc:date>2019-06-27T11:44:20.703274988</dc:date>
    <meta:document-statistic meta:object-count="57"/>
  </office:meta>
</office:document-meta>
</file>